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2013.mtsummit" table:style-name="ta1">
        <table:table-column table:style-name="co1" table:number-columns-repeated="1024"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Notes</text:p>
          </table:table-cell>
          <table:table-cell table:number-columns-repeated="1018"/>
        </table:table-row>
        <table:table-row table:style-name="ro1">
          <table:table-cell office:value-type="string" calcext:value-type="string">
            <text:p>The Operation Sequence Model: Integrating Translation and Reordering Operations in a Single Left-to-Right Model</text:p>
          </table:table-cell>
          <table:table-cell office:value-type="string" calcext:value-type="string">
            <text:p>Hinrich Schütze</text:p>
          </table:table-cell>
          <table:table-cell office:value-type="string" calcext:value-type="string">
            <text:p>http://www.mt-archive.info/10/MTS-2013-Schutze.pdf</text:p>
          </table:table-cell>
          <table:table-cell table:number-columns-repeated="2"/>
          <table:table-cell office:value-type="string" calcext:value-type="string">
            <text:p>Research track - Invited talk</text:p>
          </table:table-cell>
          <table:table-cell table:number-columns-repeated="1018"/>
        </table:table-row>
        <table:table-row table:style-name="ro1">
          <table:table-cell office:value-type="string" calcext:value-type="string">
            <text:p>Terminology-driven Augmentation of Bilingual Terminologies</text:p>
          </table:table-cell>
          <table:table-cell office:value-type="string" calcext:value-type="string">
            <text:p>Koichi Sato and Koichi Takeuchi and Kyo Kageura</text:p>
          </table:table-cell>
          <table:table-cell office:value-type="string" calcext:value-type="string">
            <text:p>http://www.mt-archive.info/10/MTS-2013-Sato.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Generative and Discriminative Methods for Online Adaptation in SMT</text:p>
          </table:table-cell>
          <table:table-cell office:value-type="string" calcext:value-type="string">
            <text:p>Katharina Wäschle and Patrick Simianer and Nicola Bertoldi and Stefan Riezler and Marcello Federico</text:p>
          </table:table-cell>
          <table:table-cell office:value-type="string" calcext:value-type="string">
            <text:p>http://www.mt-archive.info/10/MTS-2013-Waschle.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Inducing Romanization Systems</text:p>
          </table:table-cell>
          <table:table-cell office:value-type="string" calcext:value-type="string">
            <text:p>Keiko Taguchi and Andrew Finch and Seiichi Yamamoto and Eiichiro Sumita</text:p>
          </table:table-cell>
          <table:table-cell office:value-type="string" calcext:value-type="string">
            <text:p>http://www.mt-archive.info/10/MTS-2013-Taguch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Project Adaptation for MT-Enhanced Computer Assisted Translation</text:p>
          </table:table-cell>
          <table:table-cell office:value-type="string" calcext:value-type="string">
            <text:p>Mauro Cettolo and Nicola Bertoldi and Marcello Federico</text:p>
          </table:table-cell>
          <table:table-cell office:value-type="string" calcext:value-type="string">
            <text:p>http://www.mt-archive.info/10/MTS-2013-Cettolo.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Cache-based Online Adaptation for Machine Translation Enhanced Computer Assisted Translation</text:p>
          </table:table-cell>
          <table:table-cell office:value-type="string" calcext:value-type="string">
            <text:p>Nicola Bertoldi and Mauro Cettolo and Marcello Federico</text:p>
          </table:table-cell>
          <table:table-cell office:value-type="string" calcext:value-type="string">
            <text:p>http://www.mt-archive.info/10/MTS-2013-Bertold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Semi-Supervised Word Sense Disambiguation for Mixed-Initiative Conversational Spoken Language Translation</text:p>
          </table:table-cell>
          <table:table-cell office:value-type="string" calcext:value-type="string">
            <text:p>Sankaranarayanan Ananthakrishnan and Sanjika Hewavitharana and Rohit Kumar and Enoch Kan and Rohit Prasad and Prem Natarajan</text:p>
          </table:table-cell>
          <table:table-cell office:value-type="string" calcext:value-type="string">
            <text:p>http://www.mt-archive.info/10/MTS-2013-Ananthakrishnan.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Listwise Approach to Learning to Rank for Automatic Evaluation of Machine Translation</text:p>
          </table:table-cell>
          <table:table-cell office:value-type="string" calcext:value-type="string">
            <text:p>Maoxi Li and Aiwen Jiang and Mingwen Wang</text:p>
          </table:table-cell>
          <table:table-cell office:value-type="string" calcext:value-type="string">
            <text:p>http://www.mt-archive.info/10/MTS-2013-L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MWE Alignment in Phrase Based Statistical Machine Translation</text:p>
          </table:table-cell>
          <table:table-cell office:value-type="string" calcext:value-type="string">
            <text:p>Santanu Pal and Sudip Kumar Naskar and Sivaji Bandyopadhyay</text:p>
          </table:table-cell>
          <table:table-cell office:value-type="string" calcext:value-type="string">
            <text:p>http://www.mt-archive.info/10/MTS-2013-Pal.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Real-life Translation Quality Estimation for MT System Selection</text:p>
          </table:table-cell>
          <table:table-cell office:value-type="string" calcext:value-type="string">
            <text:p>Lluis Formiga and Lluis Marquez and Jaume Pujantell</text:p>
          </table:table-cell>
          <table:table-cell office:value-type="string" calcext:value-type="string">
            <text:p>http://www.mt-archive.info/10/MTS-2013-Formiga.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Yet Another Fast, Robust and Open Source Sentence Aligner. Time toReconsider Sentence Alignment?</text:p>
          </table:table-cell>
          <table:table-cell office:value-type="string" calcext:value-type="string">
            <text:p>Fethi Lamraoui and Philippe Langlais</text:p>
          </table:table-cell>
          <table:table-cell office:value-type="string" calcext:value-type="string">
            <text:p>http://www.mt-archive.info/10/MTS-2013-Lamraou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Development of a Simultaneous Interpretation System for Face-to-Face Services and Its Evaluation Experiment in Real Situation</text:p>
          </table:table-cell>
          <table:table-cell office:value-type="string" calcext:value-type="string">
            <text:p>Akiko Sakamoto and Nayuko Watanabe and Satoshi Kamatani and Kazuo Sumita</text:p>
          </table:table-cell>
          <table:table-cell office:value-type="string" calcext:value-type="string">
            <text:p>http://www.mt-archive.info/10/MTS-2013-Sakamoto.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Can Informal Genres be better Translated by Tuning on Automatic Semantic Metrics?</text:p>
          </table:table-cell>
          <table:table-cell office:value-type="string" calcext:value-type="string">
            <text:p>Chi-Kiu Lo and Dekai Wu</text:p>
          </table:table-cell>
          <table:table-cell office:value-type="string" calcext:value-type="string">
            <text:p>http://www.mt-archive.info/10/MTS-2013-Lo.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Quality Estimation-guided Data Selection for Domain Adaptation of SMT</text:p>
          </table:table-cell>
          <table:table-cell office:value-type="string" calcext:value-type="string">
            <text:p>Pratyush Banerjee and Raphael Rubino and Johann Roturier and Josef van Genabith</text:p>
          </table:table-cell>
          <table:table-cell office:value-type="string" calcext:value-type="string">
            <text:p>http://www.mt-archive.info/10/MTS-2013-Banerjee.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Modeling Hip Hop Challenge-Response Lyrics as Machine Translation Design and Analysis of a Large Corpus of Post-Edited Translations: Quality Estimation, Failure Analysis and the Variability of Post-Edition</text:p>
          </table:table-cell>
          <table:table-cell office:value-type="string" calcext:value-type="string">
            <text:p>The Effects of Factorizing Root and Pattern Mapping in Bidirectional Tunisian - Standard Arabic Machine Translation</text:p>
          </table:table-cell>
          <table:table-cell office:value-type="string" calcext:value-type="string">
            <text:p>http://www.mt-archive.info/10/MTS-2013-Wu.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Design and Analysis of a Large Corpus of Post-Edited Translations: Quality Estimation, Failure Analysis and the Variability of Post-Edition The Effects of Factorizing Root and Pattern Mapping in Bidirectional Tunisian - Standard Arabic Machine Translation</text:p>
          </table:table-cell>
          <table:table-cell office:value-type="string" calcext:value-type="string">
            <text:p>Ahmed Hamdi and Rahma Boujelbane and Nizar Habash and Alexis Nasr</text:p>
          </table:table-cell>
          <table:table-cell office:value-type="string" calcext:value-type="string">
            <text:p>http://www.mt-archive.info/10/MTS-2013-Wisniewsk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The Effects of Factorizing Root and Pattern Mapping in Bidirectional Tunisian - Standard Arabic Machine Translation</text:p>
          </table:table-cell>
          <table:table-cell office:value-type="string" calcext:value-type="string">
            <text:p>Ahmed Hamdi and Rahma Boujelbane and Nizar Habash and Alexis Nasr</text:p>
          </table:table-cell>
          <table:table-cell office:value-type="string" calcext:value-type="string">
            <text:p>http://www.mt-archive.info/10/MTS-2013-Hamdi.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Meta-Evaluation of a Diagnostic Quality Metric for Machine Translation Towards a Generic Approach for Bilingual Lexicon Extraction from Comparable Corpora</text:p>
          </table:table-cell>
          <table:table-cell office:value-type="string" calcext:value-type="string">
            <text:p>Conditional Random Fields Using Intermediate Classes for Statistical Machine Translation</text:p>
          </table:table-cell>
          <table:table-cell office:value-type="string" calcext:value-type="string">
            <text:p>http://www.mt-archive.info/10/MTS-2013-Naskar.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Towards a Generic Approach for Bilingual Lexicon Extraction from Comparable Corpora (Hidden) Conditional Random Fields Using Intermediate Classes for Statistical Machine Translation</text:p>
          </table:table-cell>
          <table:table-cell office:value-type="string" calcext:value-type="string">
            <text:p>Patrick Lehnen and Jan-Thorsten Peter and Jorn Wiibker and Stephan Peitz and Hermann Ney</text:p>
          </table:table-cell>
          <table:table-cell office:value-type="string" calcext:value-type="string">
            <text:p>http://www.mt-archive.info/10/MTS-2013-Bouamor.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Hidden) Conditional Random Fields Using Intermediate Classes for Statistical Machine Translation</text:p>
          </table:table-cell>
          <table:table-cell office:value-type="string" calcext:value-type="string">
            <text:p>Patrick Lehnen and Jan-Thorsten Peter and Jorn Wiibker and Stephan Peitz and Hermann Ney</text:p>
          </table:table-cell>
          <table:table-cell office:value-type="string" calcext:value-type="string">
            <text:p>http://www.mt-archive.info/10/MTS-2013-Lehnen.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Reverse Word Order Model</text:p>
          </table:table-cell>
          <table:table-cell office:value-type="string" calcext:value-type="string">
            <text:p>Markus Freitag and Minwei Feng and Matthias Huck and Stephan Peitz and Hermann Ney</text:p>
          </table:table-cell>
          <table:table-cell office:value-type="string" calcext:value-type="string">
            <text:p>http://www.mt-archive.info/10/MTS-2013-Freitag.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An Investigation on the Effectiveness of Features for Translation Quality Estimation</text:p>
          </table:table-cell>
          <table:table-cell office:value-type="string" calcext:value-type="string">
            <text:p>Kashif Shah and Trevor Conn and Lucia Specia</text:p>
          </table:table-cell>
          <table:table-cell office:value-type="string" calcext:value-type="string">
            <text:p>http://www.mt-archive.info/10/MTS-2013-Shah.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A Free/Open-source Kazakh-Tatar Machine Translation System</text:p>
          </table:table-cell>
          <table:table-cell office:value-type="string" calcext:value-type="string">
            <text:p>Ilnar Salimzyanov and Jonathan Washington and Francis Tyers</text:p>
          </table:table-cell>
          <table:table-cell office:value-type="string" calcext:value-type="string">
            <text:p>http://www.mt-archive.info/10/MTS-2013-Salimzyanov.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Simulating Discriminative Training for Linear Mixture Adaptation in Statistical Machine Translation PEPr: Post-Edit Propagation Using Phrase-based Statistical Machine Translation</text:p>
          </table:table-cell>
          <table:table-cell office:value-type="string" calcext:value-type="string">
            <text:p>Michel Simard and George Foster</text:p>
          </table:table-cell>
          <table:table-cell office:value-type="string" calcext:value-type="string">
            <text:p>http://www.mt-archive.info/10/MTS-2013-Foster.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PEPr: Post-Edit Propagation Using Phrase-based Statistical Machine Translation</text:p>
          </table:table-cell>
          <table:table-cell office:value-type="string" calcext:value-type="string">
            <text:p>Michel Simard and George Foster</text:p>
          </table:table-cell>
          <table:table-cell office:value-type="string" calcext:value-type="string">
            <text:p>http://www.mt-archive.info/10/MTS-2013-Simard.pdf</text:p>
          </table:table-cell>
          <table:table-cell table:number-columns-repeated="2"/>
          <table:table-cell office:value-type="string" calcext:value-type="string">
            <text:p>Research track - Oral presentations</text:p>
          </table:table-cell>
          <table:table-cell table:number-columns-repeated="1018"/>
        </table:table-row>
        <table:table-row table:style-name="ro1">
          <table:table-cell office:value-type="string" calcext:value-type="string">
            <text:p>Translating the FINREP Taxonomy using a Domain-specific Corpus</text:p>
          </table:table-cell>
          <table:table-cell office:value-type="string" calcext:value-type="string">
            <text:p>Mihael Arcan and Susan Marie Thomas and Derek De Brandt and Paul Buitelaar</text:p>
          </table:table-cell>
          <table:table-cell office:value-type="string" calcext:value-type="string">
            <text:p>http://www.mt-archive.info/10/MTS-2013-Arcan.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Promoting Flexible Translations in Statistical Machine Translation</text:p>
          </table:table-cell>
          <table:table-cell office:value-type="string" calcext:value-type="string">
            <text:p>Rico Sennrich</text:p>
          </table:table-cell>
          <table:table-cell office:value-type="string" calcext:value-type="string">
            <text:p>http://www.mt-archive.info/10/MTS-2013-Sennrich.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Language-independent Model for Machine Translation Evaluation with Reinforced Factors</text:p>
          </table:table-cell>
          <table:table-cell office:value-type="string" calcext:value-type="string">
            <text:p>Aaron Li-Feng Han and Derek F. Wong and Lidia S. Chao and Liangye He and Yi Lu and Junwen Xing and Xiaodong Zeng</text:p>
          </table:table-cell>
          <table:table-cell office:value-type="string" calcext:value-type="string">
            <text:p>http://www.mt-archive.info/10/MTS-2013-Han.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A CCG-based Quality Estimation Metric for Statistical Machine Translation Learning from Human Judgments of Machine Translation Output</text:p>
          </table:table-cell>
          <table:table-cell office:value-type="string" calcext:value-type="string">
            <text:p>Maja Popovic and Eleftherios Avramidis and Aljoscha Burchardt and Sabine Hunsicker and Sven Schmeier and Cindy Tscherwinka and David Vilar</text:p>
          </table:table-cell>
          <table:table-cell office:value-type="string" calcext:value-type="string">
            <text:p>http://www.mt-archive.info/10/MTS-2013-Almaghout.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Learning from Human Judgments of Machine Translation Output</text:p>
          </table:table-cell>
          <table:table-cell office:value-type="string" calcext:value-type="string">
            <text:p>Maja Popovic and Eleftherios Avramidis and Aljoscha Burchardt and Sabine Hunsicker and Sven Schmeier and Cindy Tscherwinka and David Vilar</text:p>
          </table:table-cell>
          <table:table-cell office:value-type="string" calcext:value-type="string">
            <text:p>http://www.mt-archive.info/10/MTS-2013-Popovic.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Towards the Supervised Machine Translation: Real Word Alignments and Translations in a Multi-task Active Learning process</text:p>
          </table:table-cell>
          <table:table-cell office:value-type="string" calcext:value-type="string">
            <text:p>Martha Alicia Rocha and Joan Andreu Sanchez</text:p>
          </table:table-cell>
          <table:table-cell office:value-type="string" calcext:value-type="string">
            <text:p>http://www.mt-archive.info/10/MTS-2013-Rocha.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Comparing Forum Data Post-Editing Performance Using Translation Memory and Machine Translation Output: A Pilot Study</text:p>
          </table:table-cell>
          <table:table-cell office:value-type="string" calcext:value-type="string">
            <text:p>Lucia Morado Vazquez and Silvia Rodriguez Vazquez and Pierrette Bouillon</text:p>
          </table:table-cell>
          <table:table-cell office:value-type="string" calcext:value-type="string">
            <text:p>http://www.mt-archive.info/10/MTS-2013-Morado.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Confidence-driven Rewriting for Improved Translation</text:p>
          </table:table-cell>
          <table:table-cell office:value-type="string" calcext:value-type="string">
            <text:p>Shachar Mirkin and Sriram Venkatapathy and Marc Dymetman</text:p>
          </table:table-cell>
          <table:table-cell office:value-type="string" calcext:value-type="string">
            <text:p>http://www.mt-archive.info/10/MTS-2013-Mirkin.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Statistical Machine Translation for Automobile Marketing Texts</text:p>
          </table:table-cell>
          <table:table-cell office:value-type="string" calcext:value-type="string">
            <text:p>Samuel Läubli and Mark Fishel and Manuela Weibel and Martin Volk</text:p>
          </table:table-cell>
          <table:table-cell office:value-type="string" calcext:value-type="string">
            <text:p>http://www.mt-archive.info/10/MTS-2013-Laubli.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MT Techniques in a Retrieval System of Semantically Enriched Patents</text:p>
          </table:table-cell>
          <table:table-cell office:value-type="string" calcext:value-type="string">
            <text:p>Meritxell Gonzalez and Maria Mateva and Ramona Enache and Cristina Espana-Bonet and Lluis Marquez and Borislav Popov and Aarne Ranta</text:p>
          </table:table-cell>
          <table:table-cell office:value-type="string" calcext:value-type="string">
            <text:p>http://www.mt-archive.info/10/MTS-2013-Gonzalez.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Application of Online Terminology Services in Statistical Machine Translation</text:p>
          </table:table-cell>
          <table:table-cell office:value-type="string" calcext:value-type="string">
            <text:p>Raivis Skadins and Marcis Pinnis and Tatiana Gornostay and Andrejs Vasiljevs</text:p>
          </table:table-cell>
          <table:table-cell office:value-type="string" calcext:value-type="string">
            <text:p>http://www.mt-archive.info/10/MTS-2013-Skadins.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Key Problems in Conversion from Simplified to Traditional Chinese Characters Topic Models for Translation Quality Estimation for Gisting Purposes</text:p>
          </table:table-cell>
          <table:table-cell office:value-type="string" calcext:value-type="string">
            <text:p>Raphael Rubino and Jose Guilherme Camargo de Souza and Jennifer Foster and Lucia Specia</text:p>
          </table:table-cell>
          <table:table-cell office:value-type="string" calcext:value-type="string">
            <text:p>http://www.mt-archive.info/10/MTS-2013-Shi.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Topic Models for Translation Quality Estimation for Gisting Purposes</text:p>
          </table:table-cell>
          <table:table-cell office:value-type="string" calcext:value-type="string">
            <text:p>Raphael Rubino and Jose Guilherme Camargo de Souza and Jennifer Foster and Lucia Specia</text:p>
          </table:table-cell>
          <table:table-cell office:value-type="string" calcext:value-type="string">
            <text:p>http://www.mt-archive.info/10/MTS-2013-Rubino.pdf</text:p>
          </table:table-cell>
          <table:table-cell table:number-columns-repeated="2"/>
          <table:table-cell office:value-type="string" calcext:value-type="string">
            <text:p>Research track - Poster presentations</text:p>
          </table:table-cell>
          <table:table-cell table:number-columns-repeated="1018"/>
        </table:table-row>
        <table:table-row table:style-name="ro1">
          <table:table-cell office:value-type="string" calcext:value-type="string">
            <text:p>Demystifying Machine Translation: Learning from the Real World</text:p>
          </table:table-cell>
          <table:table-cell office:value-type="string" calcext:value-type="string">
            <text:p>Harald Elsen</text:p>
          </table:table-cell>
          <table:table-cell office:value-type="string" calcext:value-type="string">
            <text:p>http://www.mt-archive.info/10/MTS-2013-Elsen.pdf</text:p>
          </table:table-cell>
          <table:table-cell table:number-columns-repeated="2"/>
          <table:table-cell office:value-type="string" calcext:value-type="string">
            <text:p>User track - Invited talk</text:p>
          </table:table-cell>
          <table:table-cell table:number-columns-repeated="1018"/>
        </table:table-row>
        <table:table-row table:style-name="ro1">
          <table:table-cell office:value-type="string" calcext:value-type="string">
            <text:p>Analyzing and Predicting MT Utility and Post-Editing Productivity in Enterprise-scale Translation Projects</text:p>
          </table:table-cell>
          <table:table-cell office:value-type="string" calcext:value-type="string">
            <text:p>Alon Lavie and Olga Beregovaya and Michael Denkowski and David Clarke</text:p>
          </table:table-cell>
          <table:table-cell office:value-type="string" calcext:value-type="string">
            <text:p>http://www.mt-archive.info/10/MTS-2013-Lavie.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A Technology-agnostic Approach to Machine Translation</text:p>
          </table:table-cell>
          <table:table-cell office:value-type="string" calcext:value-type="string">
            <text:p>Lori Thicke</text:p>
          </table:table-cell>
          <table:table-cell office:value-type="string" calcext:value-type="string">
            <text:p>http://www.mt-archive.info/10/MTS-2013-Thicke.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COACH: Designing a new CAT tool with Translator Interaction</text:p>
          </table:table-cell>
          <table:table-cell office:value-type="string" calcext:value-type="string">
            <text:p>Laura Bota and Christoph Schneider and Andy Way</text:p>
          </table:table-cell>
          <table:table-cell office:value-type="string" calcext:value-type="string">
            <text:p>http://www.mt-archive.info/10/MTS-2013-Bota.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Hybrid Domain Adaptation for a Rule Based MT System</text:p>
          </table:table-cell>
          <table:table-cell office:value-type="string" calcext:value-type="string">
            <text:p>Petra Wolf and Ulrike Bernardi</text:p>
          </table:table-cell>
          <table:table-cell office:value-type="string" calcext:value-type="string">
            <text:p>http://www.mt-archive.info/10/MTS-2013-Wolf.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Implementing ITS 2.0 for Post-editing Purposes</text:p>
          </table:table-cell>
          <table:table-cell office:value-type="string" calcext:value-type="string">
            <text:p>Celia Rico and Pedro L. Diez Orzas and Felix Sasaki</text:p>
          </table:table-cell>
          <table:table-cell office:value-type="string" calcext:value-type="string">
            <text:p>http://www.mt-archive.info/10/MTS-2013-Rico.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ROI Analysis Model for Language Service Providers</text:p>
          </table:table-cell>
          <table:table-cell office:value-type="string" calcext:value-type="string">
            <text:p>Ekaterina Stambolieva</text:p>
          </table:table-cell>
          <table:table-cell office:value-type="string" calcext:value-type="string">
            <text:p>http://www.mt-archive.info/10/MTS-2013-Stambolieva.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Large-scale Multiple Language Translation Accelerator at the United Nations</text:p>
          </table:table-cell>
          <table:table-cell office:value-type="string" calcext:value-type="string">
            <text:p>Bruno Pouliquen and Cecilia Elizalde and Marcin Junczys-Dowmunt and Christophe Mazenc and Jose Garcia-Verdugo</text:p>
          </table:table-cell>
          <table:table-cell office:value-type="string" calcext:value-type="string">
            <text:p>http://www.mt-archive.info/10/MTS-2013-Pouliquen.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Let'sMT! as a Learning Platform for SMT</text:p>
          </table:table-cell>
          <table:table-cell office:value-type="string" calcext:value-type="string">
            <text:p>Hanne Fersøe and Dorte Haltrup Hansen and Lene Offersgaard and Susi Olsen and Claus Povlsen</text:p>
          </table:table-cell>
          <table:table-cell office:value-type="string" calcext:value-type="string">
            <text:p>http://www.mt-archive.info/10/MTS-2013-Fersoe.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User Evaluation of Advanced Interaction Features for a Computer-Assisted Translation Workbench</text:p>
          </table:table-cell>
          <table:table-cell office:value-type="string" calcext:value-type="string">
            <text:p>Vicente Alabau and Jesus Gonzalez-Rubio and Luis A. Leiva and Daniel Ortiz-Martínez and German Sanchis-Trilles and Francisco Casacuberta and Bartolomé Mesa-Lao and Ragnar Bonk and Michael Carl and Mercedes Garcia-Martinez</text:p>
          </table:table-cell>
          <table:table-cell office:value-type="string" calcext:value-type="string">
            <text:p>http://www.mt-archive.info/10/MTS-2013-Alabau.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SMT Approaches for Commercial Translation of Subtitles</text:p>
          </table:table-cell>
          <table:table-cell office:value-type="string" calcext:value-type="string">
            <text:p>Thierry Etchegoyhen and Mark Fishel and Jie Jiang and Mirjam Sepesy Maucec</text:p>
          </table:table-cell>
          <table:table-cell office:value-type="string" calcext:value-type="string">
            <text:p>http://www.mt-archive.info/10/MTS-2013-Etchegoyhen.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Connectivity, Adaptability, Productivity, Quality, Price... What are the Necessary Ingredients to get the MT Recipe Right?</text:p>
          </table:table-cell>
          <table:table-cell office:value-type="string" calcext:value-type="string">
            <text:p>Laura Casanellas and Lena Marg</text:p>
          </table:table-cell>
          <table:table-cell office:value-type="string" calcext:value-type="string">
            <text:p>http://www.mt-archive.info/10/MTS-2013-Casanellas.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Productivity or Quality? Let's do both!</text:p>
          </table:table-cell>
          <table:table-cell office:value-type="string" calcext:value-type="string">
            <text:p>Joachim Van den Bogaert and Nathalie De Sutter</text:p>
          </table:table-cell>
          <table:table-cell office:value-type="string" calcext:value-type="string">
            <text:p>http://www.mt-archive.info/10/MTS-2013-Sutter.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Streamlining Terminology Management in an RBMT Context</text:p>
          </table:table-cell>
          <table:table-cell office:value-type="string" calcext:value-type="string">
            <text:p>Horst Liebscher and Thomas Senf</text:p>
          </table:table-cell>
          <table:table-cell office:value-type="string" calcext:value-type="string">
            <text:p>http://www.mt-archive.info/10/MTS-2013-Liebscher.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Using MT as Enabler for Differentiated Quality Levels</text:p>
          </table:table-cell>
          <table:table-cell office:value-type="string" calcext:value-type="string">
            <text:p>Eric Blassin and Rafa Moral</text:p>
          </table:table-cell>
          <table:table-cell office:value-type="string" calcext:value-type="string">
            <text:p>http://www.mt-archive.info/10/MTS-2013-Blassin-abs.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IBM Germany Using RMT</text:p>
          </table:table-cell>
          <table:table-cell office:value-type="string" calcext:value-type="string">
            <text:p>Sigrun Gehrig</text:p>
          </table:table-cell>
          <table:table-cell office:value-type="string" calcext:value-type="string">
            <text:p>http://www.mt-archive.info/10/MTS-2013-Gehrig.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USE CASE: Customization and Collaboration to Enhance MT for a Knowledge Base Online Portal</text:p>
          </table:table-cell>
          <table:table-cell office:value-type="string" calcext:value-type="string">
            <text:p>Chris Wendt and Federico Garcea</text:p>
          </table:table-cell>
          <table:table-cell office:value-type="string" calcext:value-type="string">
            <text:p>http://www.mt-archive.info/10/MTS-2013-Wendt.pdf</text:p>
          </table:table-cell>
          <table:table-cell table:number-columns-repeated="2"/>
          <table:table-cell office:value-type="string" calcext:value-type="string">
            <text:p>User track - Oral presentations</text:p>
          </table:table-cell>
          <table:table-cell table:number-columns-repeated="1018"/>
        </table:table-row>
        <table:table-row table:style-name="ro1">
          <table:table-cell office:value-type="string" calcext:value-type="string">
            <text:p>Automated Community Content Editing PorTal (ACCEPT)</text:p>
          </table:table-cell>
          <table:table-cell office:value-type="string" calcext:value-type="string">
            <text:p>Pierrette Bouillon</text:p>
          </table:table-cell>
          <table:table-cell office:value-type="string" calcext:value-type="string">
            <text:p>http://www.mt-archive.info/10/MTS-2013-ACCEP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Bologna Translation Service (BOLOGNA)</text:p>
          </table:table-cell>
          <table:table-cell office:value-type="string" calcext:value-type="string">
            <text:p>Joachim Van den Bogaert and Heidi Depraetere and Joeri Van de Walle.......</text:p>
          </table:table-cell>
          <table:table-cell office:value-type="string" calcext:value-type="string">
            <text:p>http://www.mt-archive.info/10/MTS-2013-BOLOGNA.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CASMACAT: Cognitive Analysis and Statistical Methods for Advanced Computer Aided Translation</text:p>
          </table:table-cell>
          <table:table-cell office:value-type="string" calcext:value-type="string">
            <text:p>Philipp Koehn and Michael Carl and Francisco Casacuberta and Eva Marcos</text:p>
          </table:table-cell>
          <table:table-cell office:value-type="string" calcext:value-type="string">
            <text:p>http://www.mt-archive.info/10/MTS-2013-CASMACA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achine Translation in CNGL II</text:p>
          </table:table-cell>
          <table:table-cell office:value-type="string" calcext:value-type="string">
            <text:p>Qun Liu</text:p>
          </table:table-cell>
          <table:table-cell office:value-type="string" calcext:value-type="string">
            <text:p>http://www.mt-archive.info/10/MTS-2013-CNGL.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Bridges Across the Language Divide — EU-BRIDGE Excitement: Exploring Customer Interactions through Textual EntailMENT</text:p>
          </table:table-cell>
          <table:table-cell office:value-type="string" calcext:value-type="string">
            <text:p>Ido Dagan and Bernardo Magnini and Guenter Neumann and Sebastian Pado</text:p>
          </table:table-cell>
          <table:table-cell office:value-type="string" calcext:value-type="string">
            <text:p>http://www.mt-archive.info/10/MTS-2013-EUBRIDGE.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Excitement: Exploring Customer Interactions through Textual EntailMENT</text:p>
          </table:table-cell>
          <table:table-cell office:value-type="string" calcext:value-type="string">
            <text:p>Ido Dagan and Bernardo Magnini and Guenter Neumann and Sebastian Pado</text:p>
          </table:table-cell>
          <table:table-cell office:value-type="string" calcext:value-type="string">
            <text:p>http://www.mt-archive.info/10/MTS-2013-EXCITEMEN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Pangeanic in the EXPERT Project: Exploiting Empirical appRoaches to Translation</text:p>
          </table:table-cell>
          <table:table-cell office:value-type="string" calcext:value-type="string">
            <text:p>Manuel Herranz and Alex Helle and Elia Yuste and Ruslan Mitkov and Lucia Specia</text:p>
          </table:table-cell>
          <table:table-cell office:value-type="string" calcext:value-type="string">
            <text:p>http://www.mt-archive.info/10/MTS-2013-EXPER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FAUST: Feedback Analysis for User Adaptive Statistical Translation</text:p>
          </table:table-cell>
          <table:table-cell office:value-type="string" calcext:value-type="string">
            <text:p>William Byrne and Lluis Marquez</text:p>
          </table:table-cell>
          <table:table-cell office:value-type="string" calcext:value-type="string">
            <text:p>http://www.mt-archive.info/10/MTS-2013-FAUS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LT-Web: Metadata for the Multilingual Web: Introducing Internationalization Tag Set (ITS) 2.0 MATECAT: Machine Translation Enhanced Computer Assisted Translation</text:p>
          </table:table-cell>
          <table:table-cell office:value-type="string" calcext:value-type="string">
            <text:p>META - Multilingual Europe Technology Alliance</text:p>
          </table:table-cell>
          <table:table-cell office:value-type="string" calcext:value-type="string">
            <text:p>http://www.mt-archive.info/10/MTS-2013-Sasaki.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ATECAT: Machine Translation Enhanced Computer Assisted Translation META - Multilingual Europe Technology Alliance</text:p>
          </table:table-cell>
          <table:table-cell office:value-type="string" calcext:value-type="string">
            <text:p>Georg Rehm and Aljoscha Burchardt and Felix Sasaki</text:p>
          </table:table-cell>
          <table:table-cell office:value-type="string" calcext:value-type="string">
            <text:p>http://www.mt-archive.info/10/MTS-2013-Mateca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ETA - Multilingual Europe Technology Alliance</text:p>
          </table:table-cell>
          <table:table-cell office:value-type="string" calcext:value-type="string">
            <text:p>Georg Rehm and Aljoscha Burchardt and Felix Sasaki</text:p>
          </table:table-cell>
          <table:table-cell office:value-type="string" calcext:value-type="string">
            <text:p>http://www.mt-archive.info/10/MTS-2013-META.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OLTO - Multilingual On Line Translation</text:p>
          </table:table-cell>
          <table:table-cell office:value-type="string" calcext:value-type="string">
            <text:p>Aarne Ranta</text:p>
          </table:table-cell>
          <table:table-cell office:value-type="string" calcext:value-type="string">
            <text:p>http://www.mt-archive.info/10/MTS-2013-MOLTO.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ONNET: Multilingual Ontologies for Networked Knowledge</text:p>
          </table:table-cell>
          <table:table-cell office:value-type="string" calcext:value-type="string">
            <text:p>Mihael Arcan and Paul Buitelaar</text:p>
          </table:table-cell>
          <table:table-cell office:value-type="string" calcext:value-type="string">
            <text:p>http://www.mt-archive.info/10/MTS-2013-MONNE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MosesCore: Moses Open Source Evaluation and Support Co-ordination for OutReach and Exploitation PANACEA: Platform for Automatic, Normalised Annotation and Cost-Effective Acquisition of Language Resources for Human Language Technologies</text:p>
          </table:table-cell>
          <table:table-cell office:value-type="string" calcext:value-type="string">
            <text:p>Nuria Bel and Marc Poch and Antonio Toral</text:p>
          </table:table-cell>
          <table:table-cell office:value-type="string" calcext:value-type="string">
            <text:p>http://www.mt-archive.info/10/MTS-2013-MosesCore.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PANACEA: Platform for Automatic, Normalised Annotation and Cost-Effective Acquisition of Language Resources for Human Language Technologies</text:p>
          </table:table-cell>
          <table:table-cell office:value-type="string" calcext:value-type="string">
            <text:p>Nuria Bel and Marc Poch and Antonio Toral</text:p>
          </table:table-cell>
          <table:table-cell office:value-type="string" calcext:value-type="string">
            <text:p>http://www.mt-archive.info/10/MTS-2013-PANACEA.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A Review of the PRESEMT project</text:p>
          </table:table-cell>
          <table:table-cell office:value-type="string" calcext:value-type="string">
            <text:p>George Tambouratzis and Marina Vassiliou and Sokratis Sofianopoulos........</text:p>
          </table:table-cell>
          <table:table-cell office:value-type="string" calcext:value-type="string">
            <text:p>http://www.mt-archive.info/10/MTS-2013-PRESEM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QTLaunchpad</text:p>
          </table:table-cell>
          <table:table-cell office:value-type="string" calcext:value-type="string">
            <text:p>Stephen Doherty and Declan Groves and Josef van Genabith and Arle Lommel and Aljoscha Burchardt and Hans Uszkoreit and Lucia Specia and Stelios Piperidis</text:p>
          </table:table-cell>
          <table:table-cell office:value-type="string" calcext:value-type="string">
            <text:p>http://www.mt-archive.info/10/MTS-2013-QTLaunchPad.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SIGNSPEAK: Scientific Understanding and Vision-based Technological Development for Continuous Sign Language Recognition and Translation</text:p>
          </table:table-cell>
          <table:table-cell office:value-type="string" calcext:value-type="string">
            <text:p>Jens Forster and Christoph Schmidt and Hermann Ney</text:p>
          </table:table-cell>
          <table:table-cell office:value-type="string" calcext:value-type="string">
            <text:p>http://www.mt-archive.info/10/MTS-2013-SIGNSPEAK.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SUMAT: An Online Service for Subtitling by Machine Translation</text:p>
          </table:table-cell>
          <table:table-cell office:value-type="string" calcext:value-type="string">
            <text:p>P. Georgakopoulou and L. Bywood and Thierry Etchegoyen and Mark Fishel and Jie Jiang and G. van Loenhout and A. del Pozo and D. Spiliotopoulos and Mirjam Sepesy Maucec and A. Turner</text:p>
          </table:table-cell>
          <table:table-cell office:value-type="string" calcext:value-type="string">
            <text:p>http://www.mt-archive.info/10/MTS-2013-SUMAT.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TaaS: Terminology as a Service</text:p>
          </table:table-cell>
          <table:table-cell office:value-type="string" calcext:value-type="string">
            <text:p>Andrejs Vasiljevs and Tatiana Gornostay</text:p>
          </table:table-cell>
          <table:table-cell office:value-type="string" calcext:value-type="string">
            <text:p>http://www.mt-archive.info/10/MTS-2013-TaaS.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transLectures: Transcription and Translation of Video Lectures TTC: Terminology Extraction, Translation Tools and Comparable Corpora</text:p>
          </table:table-cell>
          <table:table-cell office:value-type="string" calcext:value-type="string">
            <text:p>Cross-lingual Knowledge Extraction</text:p>
          </table:table-cell>
          <table:table-cell office:value-type="string" calcext:value-type="string">
            <text:p>http://www.mt-archive.info/10/MTS-2013-transLectures.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TTC: Terminology Extraction, Translation Tools and Comparable Corpora Cross-lingual Knowledge Extraction (XLike)</text:p>
          </table:table-cell>
          <table:table-cell office:value-type="string" calcext:value-type="string">
            <text:p>Workshops</text:p>
          </table:table-cell>
          <table:table-cell office:value-type="string" calcext:value-type="string">
            <text:p>http://www.mt-archive.info/10/MTS-2013-TTC.pdf</text:p>
          </table:table-cell>
          <table:table-cell table:number-columns-repeated="2"/>
          <table:table-cell office:value-type="string" calcext:value-type="string">
            <text:p>European projects</text:p>
          </table:table-cell>
          <table:table-cell table:number-columns-repeated="1018"/>
        </table:table-row>
        <table:table-row table:style-name="ro1">
          <table:table-cell office:value-type="string" calcext:value-type="string">
            <text:p>Cross-lingual Knowledge Extraction (XLike)</text:p>
          </table:table-cell>
          <table:table-cell office:value-type="string" calcext:value-type="string">
            <text:p>Workshops</text:p>
          </table:table-cell>
          <table:table-cell office:value-type="string" calcext:value-type="string">
            <text:p>http://www.mt-archive.info/10/MTS-2013-XLIKE.pdf</text:p>
          </table:table-cell>
          <table:table-cell table:number-columns-repeated="2"/>
          <table:table-cell office:value-type="string" calcext:value-type="string">
            <text:p>European projects</text:p>
          </table:table-cell>
          <table:table-cell table:number-columns-repeated="1018"/>
        </table:table-row>
        <table:table-row table:style-name="ro1">
          <table:table-cell table:number-columns-repeated="5"/>
          <table:table-cell table:style-name="ce1"/>
          <table:table-cell table:number-columns-repeated="1018"/>
        </table:table-row>
        <table:table-row table:style-name="ro1">
          <table:table-cell table:number-columns-repeated="5"/>
          <table:table-cell table:style-name="ce1"/>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3T19:02:37.878005142</dc:date>
    <meta:editing-duration>PT5M15S</meta:editing-duration>
    <meta:editing-cycles>1</meta:editing-cycles>
    <meta:document-statistic meta:table-count="1" meta:cell-count="318" meta:object-count="0"/>
    <meta:generator>LibreOffice/6.0.7.3$Linux_X86_64 LibreOffice_project/00m0$Build-3</meta:generator>
  </office:meta>
</office:document-meta>
</file>